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52c947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52c94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52c947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bf317" officeooo:paragraph-rsid="0019eb2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5076e" officeooo:paragraph-rsid="0055076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5076e" officeooo:paragraph-rsid="0055076e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62c5e5" officeooo:paragraph-rsid="0062c5e5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style:text-underline-style="none" fo:font-weight="normal" officeooo:rsid="0062c5e5" officeooo:paragraph-rsid="0062c5e5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076e" officeooo:paragraph-rsid="0055076e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076e" officeooo:paragraph-rsid="005ab28e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076e" officeooo:paragraph-rsid="0062c5e5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076e" officeooo:paragraph-rsid="0055076e" style:font-size-asian="12pt" style:font-weight-asian="normal" style:font-size-complex="12pt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076e" officeooo:paragraph-rsid="0062c5e5" style:font-size-asian="12pt" style:font-weight-asian="normal" style:font-size-complex="12pt" style:font-weight-complex="normal"/>
    </style:style>
    <style:style style:name="P14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076e" officeooo:paragraph-rsid="0055076e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c204" officeooo:paragraph-rsid="0055c204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c204" officeooo:paragraph-rsid="00563681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c204" officeooo:paragraph-rsid="0055c204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c204" officeooo:paragraph-rsid="0058a30e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c5e5" officeooo:paragraph-rsid="0062c5e5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c5e5" officeooo:paragraph-rsid="0062c5e5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0db7" officeooo:paragraph-rsid="005f0db7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0db7" officeooo:paragraph-rsid="005f0db7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c1ec" officeooo:paragraph-rsid="0058a30e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55076e"/>
    </style:style>
    <style:style style:name="P25" style:family="paragraph" style:parent-style-name="Standard" style:list-style-name="L7">
      <style:paragraph-properties fo:text-align="start" style:justify-single-word="false"/>
      <style:text-properties officeooo:paragraph-rsid="0067a616"/>
    </style:style>
    <style:style style:name="T1" style:family="text">
      <style:text-properties fo:font-size="12pt" fo:font-weight="bold" officeooo:rsid="00426a3f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426ef8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448dbc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276046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3cc662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339c72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2f417c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534b18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5933fe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65964a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6b618d" style:font-size-asian="12pt" style:font-weight-asian="bold" style:font-size-complex="12pt" style:font-weight-complex="bold"/>
    </style:style>
    <style:style style:name="T15" style:family="text">
      <style:text-properties officeooo:rsid="0035db3e"/>
    </style:style>
    <style:style style:name="T16" style:family="text">
      <style:text-properties officeooo:rsid="005587c2"/>
    </style:style>
    <style:style style:name="T17" style:family="text">
      <style:text-properties officeooo:rsid="0055c204"/>
    </style:style>
    <style:style style:name="T18" style:family="text">
      <style:text-properties officeooo:rsid="0055076e"/>
    </style:style>
    <style:style style:name="T19" style:family="text">
      <style:text-properties officeooo:rsid="0056a740"/>
    </style:style>
    <style:style style:name="T20" style:family="text">
      <style:text-properties officeooo:rsid="0058a30e"/>
    </style:style>
    <style:style style:name="T21" style:family="text">
      <style:text-properties officeooo:rsid="005ab28e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55076e" style:font-weight-asian="bold" style:font-weight-complex="bold"/>
    </style:style>
    <style:style style:name="T24" style:family="text">
      <style:text-properties fo:font-weight="bold" officeooo:rsid="0055c204" style:font-weight-asian="bold" style:font-weight-complex="bold"/>
    </style:style>
    <style:style style:name="T25" style:family="text">
      <style:text-properties fo:font-weight="bold" officeooo:rsid="0055ee2a" style:font-weight-asian="bold" style:font-weight-complex="bold"/>
    </style:style>
    <style:style style:name="T26" style:family="text">
      <style:text-properties fo:font-weight="bold" officeooo:rsid="0056a740" style:font-weight-asian="bold" style:font-weight-complex="bold"/>
    </style:style>
    <style:style style:name="T27" style:family="text">
      <style:text-properties fo:font-weight="bold" officeooo:rsid="0056c1ec" style:font-weight-asian="bold" style:font-weight-complex="bold"/>
    </style:style>
    <style:style style:name="T28" style:family="text">
      <style:text-properties fo:font-weight="bold" officeooo:rsid="0058a30e" style:font-weight-asian="bold" style:font-weight-complex="bold"/>
    </style:style>
    <style:style style:name="T29" style:family="text">
      <style:text-properties fo:font-weight="bold" officeooo:rsid="006164c3" style:font-weight-asian="bold" style:font-weight-complex="bold"/>
    </style:style>
    <style:style style:name="T30" style:family="text">
      <style:text-properties fo:font-weight="bold" officeooo:rsid="0062c5e5" style:font-weight-asian="bold" style:font-weight-complex="bold"/>
    </style:style>
    <style:style style:name="T31" style:family="text">
      <style:text-properties fo:font-weight="bold" officeooo:rsid="0064df5b" style:font-weight-asian="bold" style:font-weight-complex="bold"/>
    </style:style>
    <style:style style:name="T32" style:family="text">
      <style:text-properties fo:font-weight="bold" officeooo:rsid="0066fa62" style:font-weight-asian="bold" style:font-weight-complex="bold"/>
    </style:style>
    <style:style style:name="T33" style:family="text">
      <style:text-properties officeooo:rsid="005d515f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55076e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67a616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normal" officeooo:rsid="0055076e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" fo:font-size="12pt" fo:font-weight="normal" officeooo:rsid="0067a616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DejaVu Sans Condensed" fo:font-size="12pt" fo:font-weight="normal" officeooo:rsid="00694cd9" style:font-size-asian="12pt" style:font-weight-asian="normal" style:font-size-complex="12pt" style:font-weight-complex="normal"/>
    </style:style>
    <style:style style:name="T39" style:family="text">
      <style:text-properties officeooo:rsid="005f0db7"/>
    </style:style>
    <style:style style:name="T40" style:family="text">
      <style:text-properties officeooo:rsid="0062c5e5"/>
    </style:style>
    <style:style style:name="T41" style:family="text">
      <style:text-properties officeooo:rsid="0063ac35"/>
    </style:style>
    <style:style style:name="T42" style:family="text">
      <style:text-properties officeooo:rsid="0066fa62"/>
    </style:style>
    <style:style style:name="T43" style:family="text">
      <style:text-properties officeooo:rsid="0067635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5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1">5</text:span><text:span text:style-name="T2">0</text:span><text:span text:style-name="T14">6</text:span><text:span text:style-name="T3"> - </text:span><text:span text:style-name="T4">A/G</text:span><text:span text:style-name="T5"> -</text:span><text:span text:style-name="T6"> </text:span><text:span text:style-name="T12">Pilot - </text:span><text:span text:style-name="T11">Pave Spike </text:span><text:span text:style-name="T7">TPOD, </text:span><text:span text:style-name="T8">GBU-10/12/</text:span><text:span text:style-name="T11">24</text:span><text:span text:style-name="T8"> </text:span><text:span text:style-name="T9">Paveway II</text:span><text:span text:style-name="T11">/III</text:span><text:span text:style-name="T9"> </text:span><text:span text:style-name="T10">LGBs</text:span></text:p>
      <text:p text:style-name="P4"/>
      <text:p text:style-name="P5">Pave Spike and LGBs -- Pilot with <text:span text:style-name="T17">Jester and manual Pave Spike control</text:span></text:p>
      <text:p text:style-name="P8">Setup:</text:p>
      <text:list xml:id="list1650991315" text:style-name="L1">
        <text:list-item>
          <text:p text:style-name="P9"><text:span text:style-name="T40">Optional, before takeoff, set laser code on bombs (default code is 1688) </text:span><text:span text:style-name="T21">... </text:span><text:span text:style-name="T16">Jester menu -&gt; </text:span>Crew Chief -&gt; Weapon Settings -&gt; Bomb Laser Code</text:p>
        </text:list-item>
        <text:list-item>
          <text:p text:style-name="P9"><text:span text:style-name="T40">Optional, at any time, set laser code on TPOD (default code is 1688) </text:span><text:span text:style-name="T17">... </text:span>Jester menu -&gt; Air To Ground Weapons -&gt; Pave Spike -&gt; Laser Code</text:p>
        </text:list-item>
        <text:list-item>
          <text:p text:style-name="P10"><text:span text:style-name="T22">Sight Mode knob</text:span> ... <text:span text:style-name="T22">A/G</text:span></text:p>
        </text:list-item>
        <text:list-item>
          <text:p text:style-name="P10"><text:span text:style-name="T22">Reticle Depression</text:span> ... <text:span text:style-name="T22">35 mils</text:span> for approx Pave Spike boresight</text:p>
        </text:list-item>
        <text:list-item>
          <text:p text:style-name="P9"><text:span text:style-name="T22">Display </text:span><text:span text:style-name="T29">M</text:span><text:span text:style-name="T22">ode switch</text:span> ... <text:span text:style-name="T22">TV</text:span><text:span text:style-name="T33"> (center console)</text:span></text:p>
        </text:list-item>
        <text:list-item>
          <text:p text:style-name="P15">Weapon settings:</text:p>
          <text:list>
            <text:list-item>
              <text:p text:style-name="P15"><text:span text:style-name="T22">Station Selection buttons</text:span> ... <text:span text:style-name="T22">weapon stations selected</text:span></text:p>
            </text:list-item>
            <text:list-item>
              <text:p text:style-name="P16"><text:span text:style-name="T22">Fuze switch</text:span> ... <text:span text:style-name="T22">as needed</text:span></text:p>
            </text:list-item>
            <text:list-item>
              <text:p text:style-name="P15"><text:span text:style-name="T22">Delivery Mode knob</text:span> <text:span text:style-name="T18">... </text:span><text:span text:style-name="T23">TGT FIND</text:span></text:p>
            </text:list-item>
            <text:list-item>
              <text:p text:style-name="P9"><text:span text:style-name="T24">Weapon Selection </text:span><text:span text:style-name="T22">knob</text:span> ... <text:span text:style-name="T22">BOMBS</text:span></text:p>
            </text:list-item>
            <text:list-item>
              <text:p text:style-name="P15"><text:span text:style-name="T22">INT</text:span> and <text:span text:style-name="T22">QTY</text:span> knobs ... <text:span text:style-name="T22">as needed</text:span> (usually <text:span text:style-name="T25">1</text:span>)</text:p>
            </text:list-item>
          </text:list>
        </text:list-item>
        <text:list-item>
          <text:p text:style-name="P9"><text:span text:style-name="T22">Pave Spike Range Indicator mode switch</text:span> ... <text:span text:style-name="T22">WRCS</text:span> (top left instrument panel above glare shield)</text:p>
        </text:list-item>
        <text:list-item>
          <text:p text:style-name="P11"><text:span text:style-name="T40">If needed, t</text:span><text:span text:style-name="T17">ell Jester to </text:span><text:span text:style-name="T24">set the display to Pave Spike</text:span><text:span text:style-name="T17"> ... </text:span>Jester menu -&gt; Air To Ground Weapons -&gt; TV Video -&gt; Pave Spike</text:p>
        </text:list-item>
      </text:list>
      <text:list text:style-name="L2">
        <text:list-item>
          <text:list>
            <text:list-item>
              <text:p text:style-name="P19">Jester should do this automatically when all the above settings are made.</text:p>
            </text:list-item>
          </text:list>
        </text:list-item>
      </text:list>
      <text:list xml:id="list41518360257655" text:continue-list="list1650991315" text:style-name="L1">
        <text:list-item>
          <text:p text:style-name="P9">Open <text:span text:style-name="T22">bombing table kneeboard</text:span> <text:span text:style-name="T19">(</text:span><text:span text:style-name="T26">Lower Gray Button press</text:span><text:span text:style-name="T19">)</text:span></text:p>
          <text:list>
            <text:list-item>
              <text:p text:style-name="P9"><text:span text:style-name="T22">Mode of delivery</text:span> ... <text:span text:style-name="T22">TGT FIND</text:span></text:p>
            </text:list-item>
            <text:list-item>
              <text:p text:style-name="P9"><text:span text:style-name="T22">Type of bomb</text:span> ... <text:span text:style-name="T22">as needed</text:span></text:p>
            </text:list-item>
            <text:list-item>
              <text:p text:style-name="P21"><text:span text:style-name="T22">Target altitude</text:span> ... <text:span text:style-name="T22">set to target's altitude</text:span> (use F10 map to find altitude)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22">This is needed for the Pave Spike tracking mode, otherwise it will drift.</text:p>
                </text:list-item>
              </text:list>
            </text:list-item>
          </text:list>
        </text:list-item>
      </text:list>
      <text:list xml:id="list41518636996784" text:continue-list="list41518360257655" text:style-name="L1">
        <text:list-item>
          <text:list>
            <text:list-item>
              <text:p text:style-name="P15"><text:span text:style-name="T39">T</text:span>he <text:span text:style-name="T22">bomb drag coefficient</text:span><text:span text:style-name="T39"> value should get populated.</text:span></text:p>
            </text:list-item>
            <text:list-item>
              <text:p text:style-name="P9">Click <text:span text:style-name="T22">Tell Jester </text:span><text:span text:style-name="T24">and close</text:span><text:span text:style-name="T17">.</text:span></text:p>
            </text:list-item>
          </text:list>
        </text:list-item>
        <text:list-item>
          <text:p text:style-name="P9">Pave Spike screen <text:span text:style-name="T43">can show</text:span><text:span text:style-name="T42"> two lines on the left side: top, shorter line is </text:span><text:span text:style-name="T22">Time To Go</text:span><text:span text:style-name="T32"> (TTG)</text:span><text:span text:style-name="T42">; bottom, longer line is </text:span><text:span text:style-name="T22">Release Cue</text:span><text:span text:style-name="T32"> (RC)</text:span>.</text:p>
          <text:list>
            <text:list-item>
              <text:p text:style-name="P9">No TTG, no RC ... Not in a track mode.</text:p>
            </text:list-item>
            <text:list-item>
              <text:p text:style-name="P24"><text:span text:style-name="T34">TTG steady, RC steady</text:span><text:span text:style-name="T36"> ... </text:span><text:span text:style-name="T34">Track mode, laser firing, valid laser range</text:span></text:p>
            </text:list-item>
            <text:list-item>
              <text:p text:style-name="P9">TTG flashing, RC steady ... Track mode, laser firing, no valid laser range<text:span text:style-name="T40"> yet (too far)</text:span></text:p>
            </text:list-item>
            <text:list-item>
              <text:p text:style-name="P9">TTG flashing, RC flashing ... Track mode, laser not firing</text:p>
            </text:list-item>
          </text:list>
        </text:list-item>
      </text:list>
      <text:list text:style-name="L4">
        <text:list-item>
          <text:list>
            <text:list-item>
              <text:p text:style-name="P12">Max laser range is ~11 nmi / ~66,800 ft.</text:p>
            </text:list-item>
            <text:list-item>
              <text:p text:style-name="P12">Max laser continuous firing time is 15 mins. <text:s/>Max pod operating time at low speed and altitude is 30 mins. <text:s/>Lower limits if hotter OAT.</text:p>
            </text:list-item>
          </text:list>
        </text:list-item>
      </text:list>
      <text:list xml:id="list41518127119280" text:continue-list="list41518636996784" text:style-name="L1">
        <text:list-item>
          <text:p text:style-name="P15"><text:span text:style-name="T22">Pave Spike controls</text:span> in <text:span text:style-name="T22">Pilot</text:span> seat:</text:p>
        </text:list-item>
      </text:list>
      <text:list text:style-name="L5">
        <text:list-item>
          <text:list>
            <text:list-item>
              <text:p text:style-name="P17"><text:span text:style-name="T22">Enter Track Mode and begin firing laser</text:span> ... <text:span text:style-name="T31">Ministick</text:span><text:span text:style-name="T22"> press</text:span> (WSO Antenna Hand Control Full-Action)</text:p>
            </text:list-item>
            <text:list-item>
              <text:p text:style-name="P17"><text:span text:style-name="T22">Slew pod</text:span> ... <text:span text:style-name="T31">Ministick</text:span><text:span text:style-name="T22"> up/down/left/right</text:span> (WSO Antenna Hand Control X/Y)</text:p>
            </text:list-item>
            <text:list-item>
              <text:p text:style-name="P18"><text:span text:style-name="T22">Zoom toggle</text:span> ... <text:span text:style-name="T31">Middle Finger Hat</text:span><text:span text:style-name="T27"> pres</text:span><text:span text:style-name="T28">s</text:span><text:span text:style-name="T20"> </text:span>(WSO Antenna Hand Control Challenge Button)</text:p>
            </text:list-item>
            <text:list-item>
              <text:p text:style-name="P23"><text:span text:style-name="T22">Re-center pod on selected boresight</text:span> (default is 12 o’clock) … <text:span text:style-name="T24">shift-</text:span><text:span text:style-name="T31">Ministick</text:span><text:span text:style-name="T24"> press</text:span><text:span text:style-name="T17"> </text:span>(WSO Antenna Hand Control Half-Action)</text:p>
            </text:list-item>
          </text:list>
        </text:list-item>
      </text:list>
      <text:p text:style-name="P7">Attack procedure:</text:p>
      <text:list xml:id="list2802152937" text:style-name="L6">
        <text:list-item>
          <text:p text:style-name="P20">Start attack run from a good distance, at least <text:span text:style-name="T22">10-15 miles</text:span>, and at least <text:span text:style-name="T22">10,000-15,000 ft altitude</text:span>.</text:p>
        </text:list-item>
        <text:list-item>
          <text:p text:style-name="P20">Press <text:span text:style-name="T31">Ministick</text:span><text:span text:style-name="T22"> press</text:span> to get a <text:span text:style-name="T22">ground lock and begin lasing</text:span>.</text:p>
        </text:list-item>
        <text:list-item>
          <text:p text:style-name="P20"><text:span text:style-name="T22">Slew</text:span> with <text:span text:style-name="T31">Ministick </text:span><text:span text:style-name="T22">up/down/left/right</text:span>.</text:p>
        </text:list-item>
        <text:list-item>
          <text:p text:style-name="P20"><text:span text:style-name="T22">Toggle zoom</text:span> with <text:span text:style-name="T31">Middle Finger Hat</text:span><text:span text:style-name="T22"> press</text:span>.</text:p>
        </text:list-item>
        <text:list-item>
          <text:p text:style-name="P20">Dive at the target<text:span text:style-name="T41">,</text:span> around 10 degrees.</text:p>
        </text:list-item>
        <text:list-item>
          <text:p text:style-name="P13">When TPOD is on target, tracking, laser firing, and valid laser range (<text:span text:style-name="T30">both </text:span><text:span text:style-name="T22">lines steady</text:span>):</text:p>
          <text:list>
            <text:list-item>
              <text:p text:style-name="P13">Press and hold <text:span text:style-name="T22">Red Button</text:span>.<text:span text:style-name="T33"> <text:s/>Tone will sound </text:span><text:span text:style-name="T40">continuously </text:span><text:span text:style-name="T33">while held.</text:span></text:p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25"><text:span text:style-name="T37">Recommend you </text:span><text:span text:style-name="T35">DO NOT make any adjustments to the aim while Red Button is held</text:span><text:span text:style-name="T37">, as if you bump it short, it may skip the release, thinking you're past the release point for the current aim. <text:s/>If your aim is off, correct it </text:span><text:span text:style-name="T38">after release while the bomb is in the air.</text:span></text:p>
                </text:list-item>
              </text:list>
            </text:list-item>
          </text:list>
        </text:list-item>
      </text:list>
      <text:list xml:id="list41518314885967" text:continue-list="list2802152937" text:style-name="L6">
        <text:list-item>
          <text:list>
            <text:list-item>
              <text:p text:style-name="P13"><text:span text:style-name="T30">Steering cues</text:span><text:span text:style-name="T40"> are shown on </text:span><text:span text:style-name="T30">g</text:span><text:span text:style-name="T22">unsight reticle</text:span><text:span text:style-name="T40">, </text:span><text:span text:style-name="T30">ADI needles</text:span><text:span text:style-name="T40">, and </text:span><text:span text:style-name="T30">HSI compass</text:span>.</text:p>
            </text:list-item>
            <text:list-item>
              <text:p text:style-name="P13">15 seconds before release, <text:span text:style-name="T22">TTG</text:span> <text:span text:style-name="T40">(top) </text:span>line will start falling toward <text:span text:style-name="T22">RC</text:span> <text:span text:style-name="T40">(bottom) </text:span>line.</text:p>
            </text:list-item>
            <text:list-item>
              <text:p text:style-name="P13">Bomb will drop when TTG line reaches RC line.</text:p>
            </text:list-item>
            <text:list-item>
              <text:p text:style-name="P20">Carefully pull up to level and slew pod as needed to stay on target.</text:p>
            </text:list-item>
            <text:list-item>
              <text:p text:style-name="P20">There is no TTI countdown.</text:p>
            </text:list-item>
          </text:list>
        </text:list-item>
      </text:list>
      <text:p text:style-name="P4"/>
      <text:p text:style-name="P5">Pave Spike -- Set laser code</text:p>
      <text:p text:style-name="P6">WSO:</text:p>
      <text:list text:style-name="L8">
        <text:list-item>
          <text:p text:style-name="P14">Laser code panel is on right console forward??</text:p>
        </text:list-item>
        <text:list-item>
          <text:p text:style-name="P14">Press buttons below numbers to change numbers. <text:s/>Valid codes are 1111 to 1788, not using digits 0 or 9.</text:p>
        </text:list-item>
        <text:list-item>
          <text:p text:style-name="P14">Press Enter button to right to send code to pod. <text:s/>Takes about 5 seconds to set. <text:s/>If NO GO light does not illuminate, code is vali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2-30T04:15:17.191000000</dc:date>
    <meta:editing-duration>P2DT3H23M31S</meta:editing-duration>
    <meta:editing-cycles>87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61" meta:word-count="722" meta:character-count="3831" meta:non-whitespace-character-count="3212"/>
  </office:meta>
</office:document-meta>
</file>